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16726b" officeooo:paragraph-rsid="053a82b3"/>
    </style:style>
    <style:style style:name="P4" style:family="paragraph" style:parent-style-name="Text_20_body">
      <style:text-properties officeooo:rsid="051857fb" officeooo:paragraph-rsid="053a82b3"/>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text-properties officeooo:rsid="054277b2" officeooo:paragraph-rsid="05510f7d"/>
    </style:style>
    <style:style style:name="P7" style:family="paragraph" style:parent-style-name="Text_20_body">
      <style:text-properties officeooo:rsid="05830722" officeooo:paragraph-rsid="05830722"/>
    </style:style>
    <style:style style:name="P8" style:family="paragraph" style:parent-style-name="Text_20_body">
      <style:text-properties fo:font-weight="normal" officeooo:rsid="05830722" officeooo:paragraph-rsid="05830722" style:font-weight-asian="normal" style:font-weight-complex="normal"/>
    </style:style>
    <style:style style:name="P9" style:family="paragraph" style:parent-style-name="Heading_20_2">
      <style:text-properties officeooo:paragraph-rsid="05510f7d"/>
    </style:style>
    <style:style style:name="P10" style:family="paragraph" style:parent-style-name="Text_20_body">
      <style:paragraph-properties fo:text-align="start" style:justify-single-word="false" style:writing-mode="lr-tb"/>
      <style:text-properties fo:font-style="italic" officeooo:rsid="051857fb" officeooo:paragraph-rsid="053a82b3" style:font-style-asian="italic" style:font-style-complex="italic"/>
    </style:style>
    <style:style style:name="P11" style:family="paragraph" style:parent-style-name="Text_20_body">
      <style:paragraph-properties fo:text-align="start" style:justify-single-word="false" style:writing-mode="lr-tb"/>
      <style:text-properties officeooo:rsid="0585ebea" officeooo:paragraph-rsid="0585ebea"/>
    </style:style>
    <style:style style:name="P12" style:family="paragraph" style:parent-style-name="Text_20_body">
      <style:paragraph-properties fo:text-align="end" style:justify-single-word="false" style:writing-mode="rl-tb"/>
      <style:text-properties style:text-position="0% 100%" officeooo:rsid="051fec76" officeooo:paragraph-rsid="053a82b3"/>
    </style:style>
    <style:style style:name="P13" style:family="paragraph" style:parent-style-name="Text_20_body">
      <style:paragraph-properties fo:text-align="end" style:justify-single-word="false" style:writing-mode="rl-tb"/>
      <style:text-properties officeooo:paragraph-rsid="053a82b3"/>
    </style:style>
    <style:style style:name="P14" style:family="paragraph" style:parent-style-name="Text_20_body">
      <style:paragraph-properties fo:text-align="end" style:justify-single-word="false" style:writing-mode="rl-tb"/>
      <style:text-properties officeooo:rsid="0585ebea" officeooo:paragraph-rsid="0585ebea"/>
    </style:style>
    <style:style style:name="P15" style:family="paragraph" style:parent-style-name="Text_20_body">
      <style:paragraph-properties fo:text-align="end" style:justify-single-word="false" style:writing-mode="rl-tb"/>
      <style:text-properties officeooo:rsid="058696ee" officeooo:paragraph-rsid="058696ee"/>
    </style:style>
    <style:style style:name="P16" style:family="paragraph" style:parent-style-name="Heading_20_2">
      <style:paragraph-properties fo:text-align="end" style:justify-single-word="false" style:writing-mode="rl-tb"/>
      <style:text-properties officeooo:rsid="052623dc" officeooo:paragraph-rsid="05510f7d"/>
    </style:style>
    <style:style style:name="P17" style:family="paragraph" style:parent-style-name="Heading_20_2">
      <style:paragraph-properties fo:text-align="end" style:justify-single-word="false" style:writing-mode="rl-tb"/>
      <style:text-properties officeooo:rsid="052623dc" officeooo:paragraph-rsid="0585ebea"/>
    </style:style>
    <style:style style:name="P18" style:family="paragraph" style:parent-style-name="Text_20_body" style:list-style-name="L1">
      <style:text-properties officeooo:rsid="05830722" officeooo:paragraph-rsid="05830722"/>
    </style:style>
    <style:style style:name="P19" style:family="paragraph" style:parent-style-name="Text_20_body">
      <style:paragraph-properties fo:text-align="end" style:justify-single-word="false" style:writing-mode="rl-tb"/>
      <style:text-properties style:text-position="0% 100%" officeooo:rsid="0526c858" officeooo:paragraph-rsid="053a82b3"/>
    </style:style>
    <style:style style:name="P20" style:family="paragraph" style:parent-style-name="Text_20_body">
      <style:paragraph-properties fo:text-align="end" style:justify-single-word="false" style:writing-mode="rl-tb"/>
      <style:text-properties style:text-position="0% 100%" officeooo:rsid="0585ebea" officeooo:paragraph-rsid="0585ebea"/>
    </style:style>
    <style:style style:name="P21" style:family="paragraph" style:parent-style-name="Text_20_body">
      <style:paragraph-properties fo:text-align="end" style:justify-single-word="false" style:writing-mode="rl-tb"/>
      <style:text-properties style:text-position="0% 100%" officeooo:rsid="058d8a55" officeooo:paragraph-rsid="058d8a55"/>
    </style:style>
    <style:style style:name="P22" style:family="paragraph" style:parent-style-name="Text_20_body" style:list-style-name="L2">
      <style:paragraph-properties fo:text-align="end" style:justify-single-word="false" style:writing-mode="rl-tb"/>
      <style:text-properties style:text-position="0% 100%" officeooo:rsid="058696ee" officeooo:paragraph-rsid="059143aa"/>
    </style:style>
    <style:style style:name="P23" style:family="paragraph" style:parent-style-name="Text_20_body">
      <style:paragraph-properties fo:text-align="end" style:justify-single-word="false" style:writing-mode="rl-tb"/>
      <style:text-properties style:text-position="0% 100%" officeooo:rsid="058696ee" officeooo:paragraph-rsid="058e42d4"/>
    </style:style>
    <style:style style:name="P24" style:family="paragraph" style:parent-style-name="Text_20_body" style:list-style-name="L2">
      <style:paragraph-properties fo:text-align="end" style:justify-single-word="false" style:writing-mode="rl-tb"/>
      <style:text-properties officeooo:paragraph-rsid="058e42d4"/>
    </style:style>
    <style:style style:name="P25" style:family="paragraph" style:parent-style-name="Text_20_body">
      <style:paragraph-properties fo:text-align="start" style:justify-single-word="false" style:writing-mode="lr-tb"/>
      <style:text-properties style:text-position="0% 100%" officeooo:rsid="058696ee" officeooo:paragraph-rsid="058696ee"/>
    </style:style>
    <style:style style:name="P26" style:family="paragraph" style:parent-style-name="Heading_20_1">
      <style:paragraph-properties fo:line-height="100%"/>
      <style:text-properties officeooo:rsid="04af6545" officeooo:paragraph-rsid="057e19f6"/>
    </style:style>
    <style:style style:name="T1" style:family="text">
      <style:text-properties officeooo:rsid="05139ee2"/>
    </style:style>
    <style:style style:name="T2" style:family="text">
      <style:text-properties officeooo:rsid="05180aee"/>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style="italic" officeooo:rsid="051fec76" style:font-style-asian="italic" style:font-style-complex="italic"/>
    </style:style>
    <style:style style:name="T6" style:family="text">
      <style:text-properties style:text-position="sub 58%" officeooo:rsid="051fec76"/>
    </style:style>
    <style:style style:name="T7" style:family="text">
      <style:text-properties style:text-position="sub 58%" officeooo:rsid="052623d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style:text-position="0% 100%" officeooo:rsid="0518a5f0"/>
    </style:style>
    <style:style style:name="T11" style:family="text">
      <style:text-properties style:text-position="0% 100%" officeooo:rsid="052623dc"/>
    </style:style>
    <style:style style:name="T12" style:family="text">
      <style:text-properties style:text-position="0% 100%" officeooo:rsid="0526c858"/>
    </style:style>
    <style:style style:name="T13" style:family="text">
      <style:text-properties style:text-position="0% 100%" officeooo:rsid="051fec76"/>
    </style:style>
    <style:style style:name="T14" style:family="text">
      <style:text-properties style:text-position="0% 100%" officeooo:rsid="053d3269"/>
    </style:style>
    <style:style style:name="T15" style:family="text">
      <style:text-properties style:text-position="0% 100%" officeooo:rsid="0585ebea"/>
    </style:style>
    <style:style style:name="T16" style:family="text">
      <style:text-properties style:text-position="0% 100%" officeooo:rsid="058696ee"/>
    </style:style>
    <style:style style:name="T17" style:family="text">
      <style:text-properties style:text-position="0% 100%" officeooo:rsid="0589ecae"/>
    </style:style>
    <style:style style:name="T18" style:family="text">
      <style:text-properties style:text-position="0% 100%" officeooo:rsid="058a8887"/>
    </style:style>
    <style:style style:name="T19" style:family="text">
      <style:text-properties style:text-position="0% 100%" officeooo:rsid="058e42d4"/>
    </style:style>
    <style:style style:name="T20" style:family="text">
      <style:text-properties style:text-position="0% 100%" officeooo:rsid="058d8a55"/>
    </style:style>
    <style:style style:name="T21" style:family="text">
      <style:text-properties style:text-position="0% 100%" officeooo:rsid="05928d26"/>
    </style:style>
    <style:style style:name="T22" style:family="text">
      <style:text-properties style:text-position="0% 100%" officeooo:rsid="059419bf"/>
    </style:style>
    <style:style style:name="T23" style:family="text">
      <style:text-properties fo:font-style="italic" style:font-style-asian="italic" style:font-style-complex="italic"/>
    </style:style>
    <style:style style:name="T24" style:family="text">
      <style:text-properties fo:font-style="italic" officeooo:rsid="051fec76" style:font-style-asian="italic" style:font-style-complex="italic"/>
    </style:style>
    <style:style style:name="T25" style:family="text">
      <style:text-properties officeooo:rsid="0518a5f0"/>
    </style:style>
    <style:style style:name="T26" style:family="text">
      <style:text-properties officeooo:rsid="051fec76"/>
    </style:style>
    <style:style style:name="T27" style:family="text">
      <style:text-properties fo:font-size="10pt" officeooo:rsid="05139ee2" style:font-size-asian="10pt" style:font-size-complex="10pt"/>
    </style:style>
    <style:style style:name="T28" style:family="text">
      <style:text-properties officeooo:rsid="05226f8d"/>
    </style:style>
    <style:style style:name="T29" style:family="text">
      <style:text-properties officeooo:rsid="052c9289"/>
    </style:style>
    <style:style style:name="T30" style:family="text">
      <style:text-properties officeooo:rsid="054740c5"/>
    </style:style>
    <style:style style:name="T31" style:family="text">
      <style:text-properties officeooo:rsid="054277b2"/>
    </style:style>
    <style:style style:name="T32" style:family="text">
      <style:text-properties officeooo:rsid="0550dfd7"/>
    </style:style>
    <style:style style:name="T33" style:family="text">
      <style:text-properties officeooo:rsid="056c292d"/>
    </style:style>
    <style:style style:name="T34" style:family="text">
      <style:text-properties officeooo:rsid="056e2f5e"/>
    </style:style>
    <style:style style:name="T35" style:family="text">
      <style:text-properties officeooo:rsid="05928d2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28">מטלה</text:span> <text:span text:style-name="T29">- מכרזים: וק"ג, פירסום, מיירסון</text:span></text:h>
      <text:p text:style-name="P5">יש לענות על שאלה אחת לבחירתכם. הגשה בזוגות, עד תחילת ההרצאה הבאה.</text:p>
      <text:p text:style-name="P5"/>
      <text:p text:style-name="Heading_20_2">שאלה <text:span text:style-name="T32">1</text:span>: <text:span text:style-name="T30">שוק דו-צדדי</text:span></text:p>
      <text:p text:style-name="P7">אחד השימושים של תורת המכרזים הוא ניהול אוטומטי של שוק דו-צדדי, כמו בבורסה. בבורסה יש הרבה קונים, הרבה מוכרים, והרבה חפצים (מניות). אבל כדי להבין מה קורה, אנחנו נתייחס לגירסה מוקטנת של השוק, שבה יש רק קונה אחד, מוכר אחד, וחפץ אחד.</text:p>
      <text:p text:style-name="P7">מוכר אחד מגיע לשוק עם חפץ אחד. ערך החפץ בעיני המוכר הוא s.</text:p>
      <text:p text:style-name="P7">קונה אחד מגיע לשוק, הוא רואה את החפץ וחושב שהוא שווה b.</text:p>
      <text:p text:style-name="P7">אתם, מנהלי השוק, צריכים להחליט:</text:p>
      <text:list xml:id="list9186894524042999707" text:style-name="L1">
        <text:list-item>
          <text:p text:style-name="P18">א. האם המוכר ייתן את החפץ לקונה, או יחזור עם החפץ הביתה?</text:p>
        </text:list-item>
        <text:list-item>
          <text:p text:style-name="P18">ב. כמה כסף ישלם הקונה?</text:p>
        </text:list-item>
        <text:list-item>
          <text:p text:style-name="P18">ג. כמה כסף יקבל המוכר?</text:p>
        </text:list-item>
        <text:list-item>
          <text:p text:style-name="P18">ד. כמה כסף יישאר לכם בכיס כ"דמי תיווך"?</text:p>
        </text:list-item>
      </text:list>
      <text:p text:style-name="P8">הציעו מכרז אמיתי ויעיל-פארטו, המבוסס על VCG, לפתרון הבעיה. הסבירו בפירוט מה יעשה המכרז בכל אחד מהסעיפים א עד ד. <text:s/>מה הבעיה במכרז זה?</text:p>
      <text:p text:style-name="P16">שאלה<text:span text:style-name="T35"> 2</text:span>: <text:span text:style-name="T31">הפיכת אלגוריתם למנגנון</text:span></text:p>
      <text:p text:style-name="P6">מיצאו אלגוריתם נוסף שאתם מכירים<text:span text:style-name="T34">, שונה מהאלגוריתמים שנלמדו בכיתה</text:span>, שאפשר להפוך אותו למנגנון. תארו <text:span text:style-name="T33">בפירוט </text:span>את הקלט למנגנון, את הערכים של המשתתפים, את כלל-הבחירה ואת כלל-התשלום.</text:p>
      <text:p text:style-name="P9">שאלה <text:span text:style-name="T35">3</text:span>: <text:span text:style-name="T1">מכרזי פירסום - איכות המודעה</text:span><text:span text:style-name="T27"> (הקורס של טים, תרגילים 32, 34)</text:span><text:span text:style-name="T1">.</text:span></text:p>
      <text:p text:style-name="P3">בשיעור הנחנו<text:span text:style-name="T2">,</text:span> <text:span text:style-name="T2">שהסתברות ההקלקה על מודעה מסויימת תלויה רק במיקום שלה ולא במודעה. במציאות, הסתברות ההקלקה על מודעה תלויה גם במיקום וגם במודעה עצמה.</text:span></text:p>
      <text:p text:style-name="P4"><text:span text:style-name="T26">א. </text:span>נניח <text:span text:style-name="T25">שלכל </text:span>מודעה <text:span text:style-name="T23">j</text:span> יש מקדם איכות <text:span text:style-name="T23">q</text:span><text:span text:style-name="T4">j</text:span><text:span text:style-name="T3">, <text:s/></text:span><text:span text:style-name="T8">והסתברות ההקלקה </text:span><text:span text:style-name="T10">כש</text:span><text:span text:style-name="T8">שמים אותה במקום </text:span><text:span text:style-name="T9">k</text:span><text:span text:style-name="T8"> היא:</text:span></text:p>
      <text:p text:style-name="P10"><text:span text:style-name="T8">r</text:span><text:span text:style-name="T6">j,</text:span><text:span text:style-name="T3">k</text:span><text:span text:style-name="T7"> </text:span><text:span text:style-name="T11"><text:s/>= </text:span><text:span text:style-name="T8">r</text:span><text:span text:style-name="T3">k</text:span><text:span text:style-name="T8">*q</text:span><text:span text:style-name="T3">j</text:span></text:p>
      <text:p text:style-name="P12">תארו אלגוריתם חמדני המשבץ מודעות למיקומים וממקסם את סכום הערכים.</text:p>
      <text:p text:style-name="P4"><text:span text:style-name="T26">ב. נניח שלכל מודעה </text:span><text:span text:style-name="T24">j</text:span><text:span text:style-name="T26"> ומיקום </text:span><text:span text:style-name="T24">k</text:span><text:span text:style-name="T26"> יש הסתברות הקלקה כללית (לא דווקא ליניארית): <text:s text:c="5"/></text:span><text:span text:style-name="T9">r</text:span><text:span text:style-name="T5">j,</text:span><text:span text:style-name="T4">k</text:span></text:p>
      <text:p text:style-name="P13"><text:span text:style-name="T12">הראו דוגמה שבה </text:span><text:span text:style-name="T13">האלגוריתם החמדני לא עובד </text:span><text:span text:style-name="T12">(</text:span><text:span text:style-name="T13">לא מוצא שיבוץ הממקסם את סכום הערכים</text:span><text:span text:style-name="T12">).</text:span></text:p>
      <text:p text:style-name="P19"/>
      <text:p text:style-name="P17"><text:soft-page-break/><text:span text:style-name="T12">שאלה</text:span><text:span text:style-name="T14"> </text:span><text:span text:style-name="T21">4</text:span><text:span text:style-name="T12">: </text:span><text:span text:style-name="T15">תיכנות </text:span><text:span text:style-name="T22">- כלל-התשלום של מיירסון</text:span></text:p>
      <text:p text:style-name="Text_20_body"><text:span text:style-name="T15">נ</text:span><text:span text:style-name="T8">תו</text:span><text:span text:style-name="T15">נה פונקציה המייצגת כלל-בחירה. כותרת הפונקציה בפסאודו-Java היא:</text:span></text:p>
      <text:p text:style-name="P11"><text:span text:style-name="T8">bool[] choice</text:span><text:span text:style-name="T16">s</text:span><text:span text:style-name="T8"> (int[] values);</text:span></text:p>
      <text:p text:style-name="P20">הפונקציה מקבלת כקלט וקטור של מספרים המייצגים את הערכים של השחקנים. אנחנו מניחים שכל הערכים הם מספרים שלמים. <text:s text:c="2"/>הפונקציה מחזירה כפלט וקטור בוליאני המחזיר, לגבי כל שחקן, האם הוא <text:s/>נבחר או לא.</text:p>
      <text:p text:style-name="P14"><text:span text:style-name="T8">כיתבו פונקציה </text:span><text:span text:style-name="T17">המייצגת </text:span><text:span text:style-name="T8">את כלל-התשלום המתאים</text:span><text:span text:style-name="T16">,</text:span><text:span text:style-name="T8"> לפי </text:span><text:span text:style-name="T16">משפט </text:span><text:span text:style-name="T8">מיירסון</text:span><text:span text:style-name="T16">. כותרת הפונקציה:</text:span></text:p>
      <text:p text:style-name="P25">int[] payments (int[] values);</text:p>
      <text:p text:style-name="P15"><text:span text:style-name="T8">הפונקציה מקבלת כקלט את וקטור הערכים (כמו הפונקציה הקודמת), ומחזירה את וקטור </text:span><text:span text:style-name="T18">התשלומים</text:span><text:span text:style-name="T17"> </text:span><text:span text:style-name="T8">- מעוגלים למספר שלם</text:span><text:span text:style-name="T18">.</text:span></text:p>
      <text:p text:style-name="P21">הערות:</text:p>
      <text:list xml:id="list2270906794921690402" text:style-name="L2">
        <text:list-item>
          <text:p text:style-name="P22">אם הפונקציה מגלה שכלל-הבחירה אינו מונוטוני - היא צריכה לזרוק חריגה.</text:p>
        </text:list-item>
        <text:list-item>
          <text:p text:style-name="P24"><text:span text:style-name="T20">לא חייבים לכתוב בשפת Java תקנית - אפשר לכתוב בשפה אחרת או פסאודו-קוד, </text:span><text:span text:style-name="T19">העיקר שיהיה ברור מה עשיתם</text:span><text:span text:style-name="T20">. </text:span><text:span text:style-name="T19">אפשר </text:span><text:span text:style-name="T20">להמציא פונקציות בסיסיות לטיפול במערכים לפי הצורך, </text:span><text:span text:style-name="T19">בתנאי שמסבירים </text:span><text:span text:style-name="T20">מה הן עושות.</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9-02-06T00:31:04.689024321</dc:date>
    <meta:editing-duration>P11DT8H25M1S</meta:editing-duration>
    <meta:editing-cycles>1260</meta:editing-cycles>
    <meta:document-statistic meta:table-count="0" meta:image-count="0" meta:object-count="0" meta:page-count="2" meta:paragraph-count="33" meta:word-count="413" meta:character-count="2306" meta:non-whitespace-character-count="1921"/>
  </office:meta>
</office:document-meta>
</file>